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yer Pairing Algorithm</text:h>
      <text:p text:style-name="Standard"/>
      <text:h text:style-name="Heading_20_2" text:outline-level="2">Preparation</text:h>
      <text:p text:style-name="Standard">Before the genetic algorithm runs, the round<text:note text:id="ftn1" text:note-class="footnote"><text:note-citation>1</text:note-citation><text:note-body><text:p text:style-name="Footnote">'Round' is used here as short-hand for “(potential) next round of the competition, meaning a full set of player pairings for the games to be played next”.</text:p></text:note-body></text:note> will be divided into a set of fixed pairings (including absent players) and a set of unpaired players, henceforth called the available-player list. For all of the players in that list, a sorted list of past opponents will be produced for use in the fitness function later on.</text:p>
      <text:p text:style-name="Standard"/>
      <text:h text:style-name="Heading_20_2" text:outline-level="2">Encoding</text:h>
      <text:p text:style-name="Standard">Each genotype will represent a round, and its genes will individual pairings. So the genotype will have class Genotype&lt;std::pair&lt;int, int&gt; &gt; where each integer will be the unique ID of a player from the available-player list, or -1 to indicate 'no opponent', which is useful when the number of available players is odd.</text:p>
      <text:p text:style-name="Standard"/>
      <text:p text:style-name="Standard">Remarks:</text:p>
      <text:list xml:id="list1873263642" text:style-name="L1">
        <text:list-item>
          <text:p text:style-name="P1">The two player IDs in a pairing may not be equal.</text:p>
        </text:list-item>
        <text:list-item>
          <text:p text:style-name="P1">The first integer in each pair is the ID of the player who will play white. The second integer is the ID of the player who will play black.</text:p>
        </text:list-item>
        <text:list-item>
          <text:p text:style-name="P1">Genotypes can, and very often will, contain duplicate player IDs. This is valid during the algorithm, and will have to be resolved via fitness function and crossover method related methods.</text:p>
        </text:list-item>
      </text:list>
      <text:p text:style-name="Standard"/>
      <text:h text:style-name="Heading_20_2" text:outline-level="2">Fitness</text:h>
      <text:p text:style-name="Standard">The fitness function will consist of several components. The first two are a pairing history classification and pairing quality classification, to encourage the algorithm to pit equally-skilled players against each other while keeping them from meeting the same opponent over and over again. These can be calculated on a per-gene basis.</text:p>
      <text:p text:style-name="Standard"/>
      <text:p text:style-name="Standard">For each fitness component, the individual gene fitnesses are then summed up to produce genotype fitness components. During this step, genes that duplicate player IDs will be penalized by using the following normalization method<text:note text:id="ftn2" text:note-class="footnote"><text:note-citation>2</text:note-citation><text:note-body><text:p text:style-name="Footnote">This is deemed necessary in order to work towards valid solutions. Without this measure, the algorithm could simply duplicate one gene throughout a genotype and obtain a high fitness value.</text:p></text:note-body></text:note>:</text:p>
      <text:list xml:id="list843833261" text:style-name="L2">
        <text:list-item>
          <text:p text:style-name="P2">Let <text:span text:style-name="T1">G</text:span> be the genotype in question, and let <text:span text:style-name="T1">G</text:span><text:span text:style-name="T2">n</text:span> be the gene at position n of the genotype.</text:p>
        </text:list-item>
        <text:list-item>
          <text:p text:style-name="P2">Let <text:span text:style-name="T1">i</text:span><text:span text:style-name="T2">n</text:span> and <text:span text:style-name="T1">j</text:span><text:span text:style-name="T2">n</text:span> be defined as the ordered pair of player IDs in <text:span text:style-name="T1">G</text:span><text:span text:style-name="T2">n</text:span>.</text:p>
        </text:list-item>
        <text:list-item>
          <text:p text:style-name="P2">Let the count function <text:span text:style-name="T1">c(x)</text:span> be the number of occurrences of player ID <text:span text:style-name="T1">x</text:span> in the genotype.</text:p>
        </text:list-item>
        <text:list-item>
          <text:p text:style-name="P2">Let function <text:span text:style-name="T1">f(y)</text:span> be defined as the genotype fitness component if <text:span text:style-name="T1">y</text:span> is a genotype, or the individual gene fitness component if <text:span text:style-name="T1">y</text:span> is a gene.</text:p>
        </text:list-item>
        <text:list-item>
          <text:p text:style-name="P2">Then <draw:frame draw:style-name="fr1" draw:name="Object1" text:anchor-type="as-char" svg:y="-0.272in" svg:width="1.5598in" svg:height="0.4492in" draw:z-index="0"><draw:object xlink:href="./Object 1" xlink:type="simple" xlink:show="embed" xlink:actuate="onLoad"/><draw:image xlink:href="./ObjectReplacements/Object 1" xlink:type="simple" xlink:show="embed" xlink:actuate="onLoad"/></draw:frame></text:p>
        </text:list-item>
      </text:list>
      <text:p text:style-name="Standard"><text:soft-page-break/>Next, any remaining genotype-level fitness components are calculated. At time of writing, there are none yet.</text:p>
      <text:p text:style-name="Standard"/>
      <text:p text:style-name="Standard">Finally, the function takes all fitness components and produces a weighted average. This is the final fitness value for the genotype.</text:p>
      <text:p text:style-name="Standard"/>
      <text:h text:style-name="Heading_20_2" text:outline-level="2">Crossover</text:h>
      <text:p text:style-name="Standard">An n-parent approach is used here, with a minimum of n=2. For each child, the genes from all n contributing parents are then placed in a list, and genes are drawn at random (without replacement) from this list to form the child genotype.</text:p>
      <text:p text:style-name="Standard"/>
      <text:h text:style-name="Heading_20_2" text:outline-level="2">Mutation</text:h>
      <text:p text:style-name="Standard">A simple uniform mutation is used here, mutating each player ID in a gene with chance p, and a mutation being defined as replacing a player ID with a random different player ID.</text:p>
      <text:p text:style-name="Standard"/>
      <text:p text:style-name="Standard">More complex mutation (including player color reversal) is deemed unnecessary as of yet.</text:p>
      <text:p text:style-name="Standard"/>
      <text:h text:style-name="Heading_20_2" text:outline-level="2">Post-processing</text:h>
      <text:p text:style-name="Standard">Once decent pairings have been obtained, color assignments can be optim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erick Jong</meta:initial-creator>
    <meta:creation-date>2012-05-26T14:18:26</meta:creation-date>
    <dc:date>2012-05-28T12:34:54</dc:date>
    <dc:creator>Roderick Jong</dc:creator>
    <meta:editing-duration>PT2H32M22S</meta:editing-duration>
    <meta:editing-cycles>23</meta:editing-cycles>
    <meta:generator>LibreOffice/3.5$Linux_x86 LibreOffice_project/350m1$Build-2</meta:generator>
    <meta:document-statistic meta:table-count="0" meta:image-count="0" meta:object-count="1" meta:page-count="2" meta:paragraph-count="28" meta:word-count="556" meta:character-count="2849" meta:non-whitespace-character-count="2716"/>
  </office:meta>
</office:document-meta>
</file>

<file path=Object 1/content.xml><?xml version="1.0" encoding="utf-8"?>
<math xmlns="http://www.w3.org/1998/Math/MathML">
  <semantics>
    <mrow>
      <mi>f</mi>
      <mrow>
        <mrow>
          <mo stretchy="false">(</mo>
          <mrow>
            <mi>G</mi>
          </mrow>
          <mo stretchy="false">)</mo>
        </mrow>
        <mo stretchy="false">=</mo>
        <mrow>
          <munder>
            <mo stretchy="false">∑</mo>
            <mrow>
              <mi>n</mi>
            </mrow>
          </munder>
          <mrow>
            <mfrac>
              <mrow>
                <mi>f</mi>
                <mrow>
                  <mo stretchy="false">(</mo>
                  <mrow>
                    <msub>
                      <mi>G</mi>
                      <mrow>
                        <mi>n</mi>
                      </mrow>
                    </msub>
                  </mrow>
                  <mo stretchy="false">)</mo>
                </mrow>
              </mrow>
              <mrow>
                <mi>c</mi>
                <mrow>
                  <mo stretchy="false">(</mo>
                  <mrow>
                    <msub>
                      <mi>i</mi>
                      <mrow>
                        <mi>n</mi>
                      </mrow>
                    </msub>
                  </mrow>
                  <mo stretchy="false">)</mo>
                </mrow>
                <mi>c</mi>
                <mrow>
                  <mo stretchy="false">(</mo>
                  <mrow>
                    <msub>
                      <mi>j</mi>
                      <mrow>
                        <mi>n</mi>
                      </mrow>
                    </msub>
                  </mrow>
                  <mo stretchy="false">)</mo>
                </mrow>
              </mrow>
            </mfrac>
          </mrow>
        </mrow>
      </mrow>
    </mrow>
    <annotation encoding="StarMath 5.0">f(G) = sum csub{n} { { f(G_{n}) } over {c(i_{n}) c(j_{n})} }</annotation>
  </semantics>
</math>
</file>